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ackground-color="#FFFFFF"/>
      <style:text-properties fo:font-size="12pt" style:font-size-asian="12pt" style:font-size-complex="12pt"/>
    </style:style>
    <style:style style:name="ce6"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8" style:family="table-cell" style:parent-style-name="Default" style:data-style-name="N0">
      <style:table-cell-properties fo:border-top="none" fo:border-bottom="2pt solid #000000" fo:border-left="none" fo:border-right="none" fo:background-color="#FFFFFF"/>
      <style:text-properties fo:font-weight="bold" style:font-weight-asian="bold" style:font-weight-complex="bold"/>
    </style:style>
    <style:style style:name="ce9" style:family="table-cell" style:parent-style-name="Default" style:data-style-name="N0">
      <style:table-cell-properties fo:border-top="none" fo:border-bottom="2pt solid #000000" fo:border-left="none" fo:border-right="none" fo:background-color="#FFFFFF"/>
    </style:style>
    <style:style style:name="ce10"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fo:background-color="#FFFFFF"/>
      <style:text-properties fo:font-size="12pt" style:font-size-asian="12pt" style:font-size-complex="12pt"/>
    </style:style>
    <style:style style:name="ce1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3" style:family="table-cell" style:parent-style-name="Default" style:data-style-name="N0">
      <style:table-cell-properties fo:border-top="2pt solid #000000" fo:border-bottom="2pt solid #000000"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op="2pt solid #000000"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5" style:family="table-cell" style:parent-style-name="Default" style:data-style-name="N36">
      <style:table-cell-properties style:vertical-align="automatic" fo:background-color="#FFFFFF" style:repeat-content="false"/>
      <style:paragraph-properties fo:text-align="end" fo:margin-right="0cm"/>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end" fo:margin-right="0cm"/>
    </style:style>
    <style:style style:name="ce17" style:family="table-cell" style:parent-style-name="Default" style:data-style-name="N36">
      <style:table-cell-properties fo:background-color="#FFFFFF"/>
    </style:style>
    <style:style style:name="ce18" style:family="table-cell" style:parent-style-name="Default" style:data-style-name="N36">
      <style:table-cell-properties fo:border-top="none" fo:border-bottom="2pt solid #000000" fo:border-left="none" fo:border-right="none" style:vertical-align="automatic" fo:background-color="#FFFFFF" style:repeat-content="false"/>
      <style:paragraph-properties fo:text-align="end" fo:margin-right="0cm"/>
    </style:style>
    <style:style style:name="ce19" style:family="table-cell" style:parent-style-name="Default" style:data-style-name="N36">
      <style:table-cell-properties fo:border-top="none" fo:border-bottom="2pt solid #000000" fo:border-left="thin solid #000000" fo:border-right="none" style:vertical-align="automatic" fo:background-color="#FFFFFF" style:repeat-content="false"/>
      <style:paragraph-properties fo:text-align="end" fo:margin-right="0cm"/>
    </style:style>
    <style:style style:name="ce20" style:family="table-cell" style:parent-style-name="Default" style:data-style-name="N36">
      <style:table-cell-properties fo:border-top="none" fo:border-bottom="2pt solid #000000" fo:border-left="none" fo:border-right="none" fo:background-color="#FFFFFF"/>
    </style:style>
    <style:style style:name="ce21" style:family="table-cell" style:parent-style-name="Default" style:data-style-name="N0">
      <style:table-cell-properties style:vertical-align="automatic" fo:background-color="#FFFFFF" style:repeat-content="false"/>
      <style:paragraph-properties fo:text-align="start" fo:margin-left="0cm"/>
    </style:style>
    <style:style style:name="ce22" style:family="table-cell" style:parent-style-name="Default" style:data-style-name="N0">
      <style:table-cell-properties style:vertical-align="automatic" fo:background-color="#FFFFFF" style:cell-protect="none" style:repeat-content="false"/>
      <style:paragraph-properties fo:text-align="end" fo:margin-right="0cm"/>
    </style:style>
    <style:style style:name="ce23" style:family="table-cell" style:parent-style-name="Normal_40408_updated"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4" style:family="table-cell" style:parent-style-name="Default" style:data-style-name="N0">
      <style:table-cell-properties style:vertical-align="automatic" fo:background-color="#FFFFFF" style:repeat-content="false"/>
      <style:paragraph-properties fo:text-align="end" fo:margin-right="0cm"/>
    </style:style>
    <style:style style:name="ce25" style:family="table-cell" style:parent-style-name="Default" style:data-style-name="N37">
      <style:table-cell-properties fo:background-color="#FFFFFF"/>
    </style:style>
    <style:style style:name="ce26" style:family="table-cell" style:parent-style-name="Default" style:data-style-name="N38">
      <style:table-cell-properties fo:background-color="#FFFFFF"/>
    </style:style>
    <style:style style:name="ce27"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28" style:family="table-cell" style:parent-style-name="Default" style:data-style-name="N0">
      <style:table-cell-properties style:vertical-align="top" fo:wrap-option="wrap"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1.984375cm"/>
    </style:style>
    <style:style style:name="co3"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8pt" style:use-optimal-row-height="false" fo:break-before="auto"/>
    </style:style>
    <style:style style:name="ro3" style:family="table-row">
      <style:table-row-properties style:row-height="12.95pt" style:use-optimal-row-height="false" fo:break-before="auto"/>
    </style:style>
    <style:style style:name="ro4" style:family="table-row">
      <style:table-row-properties style:row-height="37.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AI0105" table:style-name="ta1">
        <table:table-column table:style-name="co1" table:default-cell-style-name="ce4"/>
        <table:table-column table:style-name="co2" table:number-columns-repeated="20" table:default-cell-style-name="ce4"/>
        <table:table-column table:style-name="co3" table:number-columns-repeated="16363" table:default-cell-style-name="ce4"/>
        <table:table-row table:style-name="ro1">
          <table:table-cell office:value-type="string" table:style-name="ce2">
            <text:p>Department for Transport statistics</text:p>
          </table:table-cell>
          <table:table-cell table:style-name="ce2"/>
          <table:table-cell table:number-columns-repeated="16382" table:style-name="ce3"/>
        </table:table-row>
        <table:table-row table:style-name="ro1">
          <table:table-cell office:value-type="string" table:number-columns-spanned="8" table:number-rows-spanned="1" table:style-name="ce27">
            <text:p><text:a xlink:href="https://www.gov.uk/government/organisations/department-for-transport/series/rail-statistics">Rail Statistics</text:a></text:p>
          </table:table-cell>
          <table:covered-table-cell table:number-columns-repeated="7"/>
          <table:table-cell table:number-columns-repeated="16376" table:style-name="ce4"/>
        </table:table-row>
        <table:table-row table:style-name="ro1">
          <table:table-cell table:style-name="ce5"/>
          <table:table-cell table:number-columns-repeated="16383" table:style-name="ce4"/>
        </table:table-row>
        <table:table-row table:style-name="ro1">
          <table:table-cell office:value-type="string" table:style-name="ce6">
            <text:p>Table TSGB0605 (RAI0105)</text:p>
          </table:table-cell>
          <table:table-cell table:number-columns-repeated="16383" table:style-name="ce4"/>
        </table:table-row>
        <table:table-row table:style-name="ro1">
          <table:table-cell office:value-type="string" table:style-name="ce7">
            <text:p>National railways: Public Performance Measure, annual from 1997/98</text:p>
          </table:table-cell>
          <table:table-cell table:number-columns-repeated="16383" table:style-name="ce4"/>
        </table:table-row>
        <table:table-row table:style-name="ro1">
          <table:table-cell table:style-name="ce8"/>
          <table:table-cell table:number-columns-repeated="5" table:style-name="ce5"/>
          <table:table-cell table:number-columns-repeated="5" table:style-name="ce8"/>
          <table:table-cell table:style-name="ce9"/>
          <table:table-cell table:number-columns-repeated="2" table:style-name="ce10"/>
          <table:table-cell table:number-columns-repeated="2" table:style-name="ce5"/>
          <table:table-cell table:style-name="ce11"/>
          <table:table-cell table:number-columns-repeated="2" table:style-name="ce10"/>
          <table:table-cell table:number-columns-repeated="2" table:style-name="ce12"/>
          <table:table-cell office:value-type="string" table:style-name="ce12">
            <text:p>Percentage</text:p>
          </table:table-cell>
          <table:table-cell table:number-columns-repeated="16362" table:style-name="ce5"/>
        </table:table-row>
        <table:table-row table:style-name="ro2">
          <table:table-cell office:value-type="string" table:style-name="ce13">
            <text:p>Public Performance Measure (PPM)<text:span text:style-name="T1">1</text:span></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span text:style-name="T2">2</text:span></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span text:style-name="T2">3</text:span></text:p>
          </table:table-cell>
          <table:table-cell office:value-type="string" table:style-name="ce14">
            <text:p>2017/18</text:p>
          </table:table-cell>
          <table:table-cell table:number-columns-repeated="16362"/>
        </table:table-row>
        <table:table-row table:style-name="ro1">
          <table:table-cell office:value-type="string" table:style-name="ce4">
            <text:p>Long distance operators</text:p>
          </table:table-cell>
          <table:table-cell office:value-type="percentage" office:value="0.81651999848925483" table:style-name="ce15">
            <text:p>81.7%</text:p>
          </table:table-cell>
          <table:table-cell office:value-type="percentage" office:value="0.80569150683983881" table:style-name="ce15">
            <text:p>80.6%</text:p>
          </table:table-cell>
          <table:table-cell office:value-type="percentage" office:value="0.83748166438963223" table:style-name="ce15">
            <text:p>83.7%</text:p>
          </table:table-cell>
          <table:table-cell office:value-type="percentage" office:value="0.69145773895857576" table:style-name="ce15">
            <text:p>69.1%</text:p>
          </table:table-cell>
          <table:table-cell office:value-type="percentage" office:value="0.70170464871151816" table:style-name="ce15">
            <text:p>70.2%</text:p>
          </table:table-cell>
          <table:table-cell office:value-type="percentage" office:value="0.70593457532241344" table:style-name="ce15">
            <text:p>70.6%</text:p>
          </table:table-cell>
          <table:table-cell office:value-type="percentage" office:value="0.73420790010739279" table:style-name="ce15">
            <text:p>73.4%</text:p>
          </table:table-cell>
          <table:table-cell office:value-type="percentage" office:value="0.79194910695072085" table:style-name="ce15">
            <text:p>79.2%</text:p>
          </table:table-cell>
          <table:table-cell office:value-type="percentage" office:value="0.82208507895584915" table:style-name="ce15">
            <text:p>82.2%</text:p>
          </table:table-cell>
          <table:table-cell office:value-type="percentage" office:value="0.84916969204724491" table:style-name="ce16">
            <text:p>84.9%</text:p>
          </table:table-cell>
          <table:table-cell office:value-type="percentage" office:value="0.86181706987357842" table:style-name="ce15">
            <text:p>86.2%</text:p>
          </table:table-cell>
          <table:table-cell office:value-type="percentage" office:value="0.87226564256390338" table:style-name="ce17">
            <text:p>87.2%</text:p>
          </table:table-cell>
          <table:table-cell office:value-type="percentage" office:value="0.88740695307926065" table:style-name="ce17">
            <text:p>88.7%</text:p>
          </table:table-cell>
          <table:table-cell office:value-type="percentage" office:value="0.87701990259842044" table:style-name="ce17">
            <text:p>87.7%</text:p>
          </table:table-cell>
          <table:table-cell office:value-type="percentage" office:value="0.89053696255645853" table:style-name="ce17">
            <text:p>89.1%</text:p>
          </table:table-cell>
          <table:table-cell office:value-type="percentage" office:value="0.87022456329812536" table:style-name="ce17">
            <text:p>87.0%</text:p>
          </table:table-cell>
          <table:table-cell office:value-type="percentage" office:value="0.86879347828071063" table:style-name="ce17">
            <text:p>86.9%</text:p>
          </table:table-cell>
          <table:table-cell office:value-type="percentage" office:value="0.87384363323942538" table:style-name="ce17">
            <text:p>87.4%</text:p>
          </table:table-cell>
          <table:table-cell office:value-type="percentage" office:value="0.87638426492991672" table:style-name="ce17">
            <text:p>87.6%</text:p>
          </table:table-cell>
          <table:table-cell office:value-type="percentage" office:value="0.87620091817034795" table:style-name="ce17">
            <text:p>87.6%</text:p>
          </table:table-cell>
          <table:table-cell office:value-type="percentage" office:value="0.85267087716083667" table:style-name="ce17">
            <text:p>85.3%</text:p>
          </table:table-cell>
          <table:table-cell table:number-columns-repeated="16362"/>
        </table:table-row>
        <table:table-row table:style-name="ro1">
          <table:table-cell office:value-type="string" table:style-name="ce4">
            <text:p>London and South East operators</text:p>
          </table:table-cell>
          <table:table-cell office:value-type="percentage" office:value="0.89548101937158897" table:style-name="ce15">
            <text:p>89.5%</text:p>
          </table:table-cell>
          <table:table-cell office:value-type="percentage" office:value="0.87903038038856596" table:style-name="ce15">
            <text:p>87.9%</text:p>
          </table:table-cell>
          <table:table-cell office:value-type="percentage" office:value="0.87108692826017409" table:style-name="ce15">
            <text:p>87.1%</text:p>
          </table:table-cell>
          <table:table-cell office:value-type="percentage" office:value="0.77612048414495116" table:style-name="ce15">
            <text:p>77.6%</text:p>
          </table:table-cell>
          <table:table-cell office:value-type="percentage" office:value="0.77809687633246705" table:style-name="ce15">
            <text:p>77.8%</text:p>
          </table:table-cell>
          <table:table-cell office:value-type="percentage" office:value="0.7893726292077754" table:style-name="ce15">
            <text:p>78.9%</text:p>
          </table:table-cell>
          <table:table-cell office:value-type="percentage" office:value="0.80430283159238269" table:style-name="ce15">
            <text:p>80.4%</text:p>
          </table:table-cell>
          <table:table-cell office:value-type="percentage" office:value="0.84788281614732175" table:style-name="ce15">
            <text:p>84.8%</text:p>
          </table:table-cell>
          <table:table-cell office:value-type="percentage" office:value="0.87916972344862232" table:style-name="ce15">
            <text:p>87.9%</text:p>
          </table:table-cell>
          <table:table-cell office:value-type="percentage" office:value="0.88827250045904038" table:style-name="ce15">
            <text:p>88.8%</text:p>
          </table:table-cell>
          <table:table-cell office:value-type="percentage" office:value="0.90604895026600085" table:style-name="ce15">
            <text:p>90.6%</text:p>
          </table:table-cell>
          <table:table-cell office:value-type="percentage" office:value="0.9104306628272798" table:style-name="ce17">
            <text:p>91.0%</text:p>
          </table:table-cell>
          <table:table-cell office:value-type="percentage" office:value="0.91486792020362051" table:style-name="ce17">
            <text:p>91.5%</text:p>
          </table:table-cell>
          <table:table-cell office:value-type="percentage" office:value="0.91099750010777636" table:style-name="ce17">
            <text:p>91.1%</text:p>
          </table:table-cell>
          <table:table-cell office:value-type="percentage" office:value="0.91715471306526009" table:style-name="ce17">
            <text:p>91.7%</text:p>
          </table:table-cell>
          <table:table-cell office:value-type="percentage" office:value="0.91017141616846808" table:style-name="ce17">
            <text:p>91.0%</text:p>
          </table:table-cell>
          <table:table-cell office:value-type="percentage" office:value="0.89642967917666994" table:style-name="ce17">
            <text:p>89.6%</text:p>
          </table:table-cell>
          <table:table-cell office:value-type="percentage" office:value="0.88992527510006114" table:style-name="ce17">
            <text:p>89.0%</text:p>
          </table:table-cell>
          <table:table-cell office:value-type="percentage" office:value="0.878068469174208" table:style-name="ce17">
            <text:p>87.8%</text:p>
          </table:table-cell>
          <table:table-cell office:value-type="percentage" office:value="0.85204087342891344" table:style-name="ce17">
            <text:p>85.2%</text:p>
          </table:table-cell>
          <table:table-cell office:value-type="percentage" office:value="0.8690141994670818" table:style-name="ce17">
            <text:p>86.9%</text:p>
          </table:table-cell>
          <table:table-cell table:number-columns-repeated="16362"/>
        </table:table-row>
        <table:table-row table:style-name="ro1">
          <table:table-cell office:value-type="string" table:style-name="ce4">
            <text:p>Regional and Scotland operators</text:p>
          </table:table-cell>
          <table:table-cell office:value-type="percentage" office:value="0.9076473153488025" table:style-name="ce15">
            <text:p>90.8%</text:p>
          </table:table-cell>
          <table:table-cell office:value-type="percentage" office:value="0.88589300506641233" table:style-name="ce15">
            <text:p>88.6%</text:p>
          </table:table-cell>
          <table:table-cell office:value-type="percentage" office:value="0.89066423233663949" table:style-name="ce15">
            <text:p>89.1%</text:p>
          </table:table-cell>
          <table:table-cell office:value-type="percentage" office:value="0.81697540758423681" table:style-name="ce15">
            <text:p>81.7%</text:p>
          </table:table-cell>
          <table:table-cell office:value-type="percentage" office:value="0.79112589522666954" table:style-name="ce15">
            <text:p>79.1%</text:p>
          </table:table-cell>
          <table:table-cell office:value-type="percentage" office:value="0.80475585169225272" table:style-name="ce15">
            <text:p>80.5%</text:p>
          </table:table-cell>
          <table:table-cell office:value-type="percentage" office:value="0.82923514170779955" table:style-name="ce15">
            <text:p>82.9%</text:p>
          </table:table-cell>
          <table:table-cell office:value-type="percentage" office:value="0.82616071686396331" table:style-name="ce15">
            <text:p>82.6%</text:p>
          </table:table-cell>
          <table:table-cell office:value-type="percentage" office:value="0.84970524756929233" table:style-name="ce15">
            <text:p>85.0%</text:p>
          </table:table-cell>
          <table:table-cell office:value-type="percentage" office:value="0.87641134462446602" table:style-name="ce16">
            <text:p>87.6%</text:p>
          </table:table-cell>
          <table:table-cell office:value-type="percentage" office:value="0.89571215623897738" table:style-name="ce15">
            <text:p>89.6%</text:p>
          </table:table-cell>
          <table:table-cell office:value-type="percentage" office:value="0.90606238275475504" table:style-name="ce17">
            <text:p>90.6%</text:p>
          </table:table-cell>
          <table:table-cell office:value-type="percentage" office:value="0.91952154260679009" table:style-name="ce17">
            <text:p>92.0%</text:p>
          </table:table-cell>
          <table:table-cell office:value-type="percentage" office:value="0.91125263347341223" table:style-name="ce17">
            <text:p>91.1%</text:p>
          </table:table-cell>
          <table:table-cell office:value-type="percentage" office:value="0.92031516124908286" table:style-name="ce17">
            <text:p>92.0%</text:p>
          </table:table-cell>
          <table:table-cell office:value-type="percentage" office:value="0.91605192024541493" table:style-name="ce17">
            <text:p>91.6%</text:p>
          </table:table-cell>
          <table:table-cell office:value-type="percentage" office:value="0.91083946126293003" table:style-name="ce17">
            <text:p>91.1%</text:p>
          </table:table-cell>
          <table:table-cell office:value-type="percentage" office:value="0.91291140965241868" table:style-name="ce17">
            <text:p>91.3%</text:p>
          </table:table-cell>
          <table:table-cell office:value-type="percentage" office:value="0.91210698687545411" table:style-name="ce17">
            <text:p>91.2%</text:p>
          </table:table-cell>
          <table:table-cell office:value-type="percentage" office:value="0.91270894203827557" table:style-name="ce17">
            <text:p>91.3%</text:p>
          </table:table-cell>
          <table:table-cell office:value-type="percentage" office:value="0.89658600024475732" table:style-name="ce17">
            <text:p>89.7%</text:p>
          </table:table-cell>
          <table:table-cell table:number-columns-repeated="16362"/>
        </table:table-row>
        <table:table-row table:style-name="ro1">
          <table:table-cell office:value-type="string" table:style-name="ce9">
            <text:p>All operators</text:p>
          </table:table-cell>
          <table:table-cell office:value-type="percentage" office:value="0.89804829926687291" table:style-name="ce18">
            <text:p>89.8%</text:p>
          </table:table-cell>
          <table:table-cell office:value-type="percentage" office:value="0.87921612163876728" table:style-name="ce18">
            <text:p>87.9%</text:p>
          </table:table-cell>
          <table:table-cell office:value-type="percentage" office:value="0.87839051244945543" table:style-name="ce18">
            <text:p>87.8%</text:p>
          </table:table-cell>
          <table:table-cell office:value-type="percentage" office:value="0.79075473096666338" table:style-name="ce18">
            <text:p>79.1%</text:p>
          </table:table-cell>
          <table:table-cell office:value-type="percentage" office:value="0.78022827593016642" table:style-name="ce18">
            <text:p>78.0%</text:p>
          </table:table-cell>
          <table:table-cell office:value-type="percentage" office:value="0.7918514063246338" table:style-name="ce18">
            <text:p>79.2%</text:p>
          </table:table-cell>
          <table:table-cell office:value-type="percentage" office:value="0.81197211705478989" table:style-name="ce18">
            <text:p>81.2%</text:p>
          </table:table-cell>
          <table:table-cell office:value-type="percentage" office:value="0.83610101745056142" table:style-name="ce18">
            <text:p>83.6%</text:p>
          </table:table-cell>
          <table:table-cell office:value-type="percentage" office:value="0.86391614470836453" table:style-name="ce18">
            <text:p>86.4%</text:p>
          </table:table-cell>
          <table:table-cell office:value-type="percentage" office:value="0.88093326393152982" table:style-name="ce19">
            <text:p>88.1%</text:p>
          </table:table-cell>
          <table:table-cell office:value-type="percentage" office:value="0.89885053327453124" table:style-name="ce18">
            <text:p>89.9%</text:p>
          </table:table-cell>
          <table:table-cell office:value-type="percentage" office:value="0.90579931824334248" table:style-name="ce20">
            <text:p>90.6%</text:p>
          </table:table-cell>
          <table:table-cell office:value-type="percentage" office:value="0.91451488138212422" table:style-name="ce20">
            <text:p>91.5%</text:p>
          </table:table-cell>
          <table:table-cell office:value-type="percentage" office:value="0.90847193263271342" table:style-name="ce20">
            <text:p>90.8%</text:p>
          </table:table-cell>
          <table:table-cell office:value-type="percentage" office:value="0.91630892624602911" table:style-name="ce20">
            <text:p>91.6%</text:p>
          </table:table-cell>
          <table:table-cell office:value-type="percentage" office:value="0.90932593989917843" table:style-name="ce20">
            <text:p>90.9%</text:p>
          </table:table-cell>
          <table:table-cell office:value-type="percentage" office:value="0.89967618665074656" table:style-name="ce20">
            <text:p>90.0%</text:p>
          </table:table-cell>
          <table:table-cell office:value-type="percentage" office:value="0.89723091442149905" table:style-name="ce20">
            <text:p>89.7%</text:p>
          </table:table-cell>
          <table:table-cell office:value-type="percentage" office:value="0.89053616911812594" table:style-name="ce20">
            <text:p>89.1%</text:p>
          </table:table-cell>
          <table:table-cell office:value-type="percentage" office:value="0.87666887821230433" table:style-name="ce20">
            <text:p>87.7%</text:p>
          </table:table-cell>
          <table:table-cell office:value-type="percentage" office:value="0.87812274240409405" table:style-name="ce20">
            <text:p>87.8%</text:p>
          </table:table-cell>
          <table:table-cell table:number-columns-repeated="16362"/>
        </table:table-row>
        <table:table-row table:style-name="ro3">
          <table:table-cell table:style-name="ce4"/>
          <table:table-cell table:number-columns-repeated="11" table:style-name="ce15"/>
          <table:table-cell table:number-columns-repeated="9" table:style-name="ce17"/>
          <table:table-cell table:number-columns-repeated="16363" table:style-name="ce4"/>
        </table:table-row>
        <table:table-row table:style-name="ro3">
          <table:table-cell office:value-type="string" table:style-name="ce21">
            <text:p>1 PPM is a measure of the percentage of trains arriving on time. A train is defined as on time if it arrives at its final destination within ten minutes of the planned arrival time for long-distance services, and within five minutes for all other services.</text:p>
          </table:table-cell>
          <table:table-cell table:number-columns-repeated="11" table:style-name="ce4"/>
          <table:table-cell table:number-columns-repeated="2" table:style-name="ce22"/>
          <table:table-cell table:number-columns-repeated="16370" table:style-name="ce4"/>
        </table:table-row>
        <table:table-row table:style-name="ro3">
          <table:table-cell office:value-type="string" table:style-name="ce21">
            <text:p>2 Break in the series due to change in methodology (see Notes and Definitions).</text:p>
          </table:table-cell>
          <table:table-cell table:number-columns-repeated="16383" table:style-name="ce4"/>
        </table:table-row>
        <table:table-row table:style-name="ro4">
          <table:table-cell office:value-type="string" table:number-columns-spanned="10" table:number-rows-spanned="1" table:style-name="ce28">
            <text:p>3 On 1 April 2016, services between Manchester Airport and Blackpool North/Barrow-in-Furness and between Oxenholme and Windermere were transferred from TransPennine Express to Northern. In doing so, these services moved from the Long Distance sector. The National, Long Distance, and Regional and Scotland historical data have not been adjusted to reflect this reconfiguration.</text:p>
          </table:table-cell>
          <table:covered-table-cell table:number-columns-repeated="9"/>
          <table:table-cell table:number-columns-repeated="2" table:style-name="ce21"/>
          <table:table-cell table:number-columns-repeated="7" table:style-name="ce4"/>
          <table:table-cell table:style-name="ce23"/>
          <table:table-cell table:style-name="ce4"/>
          <table:table-cell office:value-type="string" table:style-name="ce23">
            <text:p>Source: Office of Rail and Road (ORR)</text:p>
          </table:table-cell>
          <table:table-cell table:number-columns-repeated="16362"/>
        </table:table-row>
        <table:table-row table:style-name="ro5">
          <table:table-cell table:number-columns-repeated="18" table:style-name="ce4"/>
          <table:table-cell table:number-columns-repeated="2" table:style-name="ce24"/>
          <table:table-cell table:style-name="ce4"/>
          <table:table-cell office:value-type="string" table:style-name="ce24">
            <text:p>Last updated: 06 December 2018</text:p>
          </table:table-cell>
          <table:table-cell table:number-columns-repeated="16362"/>
        </table:table-row>
        <table:table-row table:style-name="ro3">
          <table:table-cell table:style-name="ce21"/>
          <table:table-cell table:number-columns-repeated="10" table:style-name="ce4"/>
          <table:table-cell table:style-name="ce24"/>
          <table:table-cell table:number-columns-repeated="6" table:style-name="ce4"/>
          <table:table-cell table:number-columns-repeated="2" table:style-name="ce24"/>
          <table:table-cell table:style-name="ce4"/>
          <table:table-cell office:value-type="string" table:style-name="ce24">
            <text:p>Next updated: November 2019</text:p>
          </table:table-cell>
          <table:table-cell table:number-columns-repeated="16362"/>
        </table:table-row>
        <table:table-row table:style-name="ro3">
          <table:table-cell table:number-columns-repeated="18" table:style-name="ce4"/>
          <table:table-cell table:style-name="ce24"/>
          <table:table-cell table:number-columns-repeated="2" table:style-name="ce4"/>
          <table:table-cell office:value-type="string" table:style-name="ce24">
            <text:p>Telephone: 020 7944 2419</text:p>
          </table:table-cell>
          <table:table-cell table:number-columns-repeated="16362"/>
        </table:table-row>
        <table:table-row table:style-name="ro3">
          <table:table-cell table:number-columns-repeated="21" table:style-name="ce4"/>
          <table:table-cell office:value-type="string" table:style-name="ce24">
            <text:p>Email: rail.stats@dft.gov.uk</text:p>
          </table:table-cell>
          <table:table-cell table:number-columns-repeated="16362"/>
        </table:table-row>
        <table:table-row table:style-name="ro6">
          <table:table-cell table:number-columns-repeated="18" table:style-name="ce4"/>
          <table:table-cell table:number-columns-repeated="3" table:style-name="ce25"/>
          <table:table-cell table:number-columns-repeated="16363" table:style-name="ce4"/>
        </table:table-row>
        <table:table-row table:style-name="ro6">
          <table:table-cell table:style-name="ce4"/>
          <table:table-cell table:style-name="ce26"/>
          <table:table-cell table:number-columns-repeated="8" table:style-name="ce4"/>
          <table:table-cell table:number-columns-repeated="11" table:style-name="ce25"/>
          <table:table-cell table:number-columns-repeated="16363" table:style-name="ce4"/>
        </table:table-row>
        <table:table-row table:number-rows-repeated="6" table:style-name="ro6">
          <table:table-cell table:style-name="ce4"/>
          <table:table-cell table:number-columns-repeated="20" table:style-name="ce25"/>
          <table:table-cell table:number-columns-repeated="16363" table:style-name="ce4"/>
        </table:table-row>
        <table:table-row table:style-name="ro6">
          <table:table-cell table:style-name="ce4"/>
          <table:table-cell table:number-columns-repeated="17" table:style-name="ce25"/>
          <table:table-cell table:number-columns-repeated="16366" table:style-name="ce4"/>
        </table:table-row>
        <table:table-row table:style-name="ro6">
          <table:table-cell table:style-name="ce4"/>
          <table:table-cell table:number-columns-repeated="9" table:style-name="ce25"/>
          <table:table-cell table:number-columns-repeated="16374" table:style-name="ce4"/>
        </table:table-row>
        <table:table-row table:number-rows-repeated="104854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styles>
    <number:number-style style:name="N0">
      <number:number number:min-integer-digits="1"/>
    </number:number-style>
    <number:percentage-style style:name="N36" number:language="en" number:country="US">
      <number:number number:decimal-places="1" number:min-integer-digits="1"/>
      <number:text>%</number:text>
    </number:percentage-style>
    <number:number-style style:name="N37">
      <number:number number:decimal-places="11" number:min-integer-digits="1"/>
    </number:number-style>
    <number:percentage-style style:name="N38">
      <number:number number:decimal-places="1" number:min-integer-digits="1"/>
      <number:text>%</number:text>
    </number:percentage-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 style:family="table-cell" style:data-style-name="N39">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40408_updated" style:family="table-cell" style:data-style-name="N0">
      <style:table-cell-properties style:vertical-align="automatic" fo:background-color="transparent"/>
      <style:text-properties style:font-name="Tms Rmn" style:font-name-asian="Tms Rmn" style:font-name-complex="Tms Rmn"/>
    </style:style>
    <style:style style:name="Publication_style" style:family="table-cell" style:data-style-name="N39">
      <style:text-properties style:font-name="Times New Roman" style:font-name-asian="Times New Roman" style:font-name-complex="Times New Roman" style:font-family-generic="roman"/>
    </style:style>
    <style:style style:name="Refdb_32_standard" style:display-name="Refdb standard"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68%"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epartment for Transport</meta:initial-creator>
    <dc:creator>Ashley Mewett</dc:creator>
    <meta:creation-date>2011-11-07T17:45:03Z</meta:creation-date>
    <dc:date>2018-11-02T09:36:36Z</dc:date>
    <meta:print-date>2013-10-28T13:41:37Z</meta:print-date>
  </office:meta>
</office:document-meta>
</file>